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6cm" fo:padding-top="0cm" fo:padding-bottom="0cm" fo:padding-left="0cm" fo:padding-right="0cm"/>
    </style:style>
    <style:style style:name="gr4" style:family="graphic" style:parent-style-name="standard">
      <style:graphic-properties draw:stroke="dash" draw:stroke-dash="Dash_5f_4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5" style:family="graphic" style:parent-style-name="standard">
      <style:graphic-properties draw:stroke="none" draw:fill="solid" draw:fill-color="#000000" draw:shadow="hidden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ath draw:style-name="gr1" draw:layer="layout" svg:width="1.459cm" svg:height="1.459cm" svg:x="0.85cm" svg:y="0.8cm" svg:viewBox="0 0 1460 1460" svg:d="M1460 730c0 134-31 249-98 365s-151 200-267 267-231 98-365 98c-134 0-249-31-365-98s-200-151-267-267-98-231-98-365 31-249 98-365 151-200 267-267 231-98 365-98 249 31 365 98 200 151 267 267 98 231 98 365z">
          <text:p/>
        </draw:path>
        <draw:frame draw:style-name="gr2" draw:layer="layout" svg:width="1.25cm" svg:height="0.639cm" svg:x="1.1cm" svg:y="2.361cm">
          <draw:text-box>
            <text:p text:style-name="P1"><text:span text:style-name="T1">ВВОД </text:span></text:p>
          </draw:text-box>
        </draw:frame>
        <draw:frame draw:style-name="gr3" draw:layer="layout" svg:width="1.25cm" svg:height="0.46cm" svg:x="2.45cm" svg:y="1.27cm">
          <draw:text-box>
            <text:p text:style-name="P1"><text:span text:style-name="T1">ВЫВЕД. </text:span></text:p>
          </draw:text-box>
        </draw:frame>
        <draw:line draw:style-name="gr4" draw:layer="layout" svg:x1="2.131cm" svg:y1="1.521cm" svg:x2="1.169cm" svg:y2="1.521cm">
          <text:p/>
        </draw:line>
        <draw:polygon draw:style-name="gr5" draw:layer="layout" svg:width="0.261cm" svg:height="1.591cm" svg:x="1.51cm" svg:y="0.747cm" svg:viewBox="0 0 262 1592" draw:points="262,0 0,0 0,1592 262,1592">
          <text:p/>
        </draw:polygon>
        <draw:polygon draw:style-name="gr1" draw:layer="layout" svg:width="0.261cm" svg:height="1.591cm" svg:x="1.51cm" svg:y="0.747cm" svg:viewBox="0 0 262 1592" draw:points="262,0 0,0 0,1592 262,1592">
          <text:p/>
        </draw:polygon>
        <draw:polygon draw:style-name="gr6" draw:layer="layout" svg:width="0.131cm" svg:height="0.598cm" svg:x="1.575cm" svg:y="1.714cm" svg:viewBox="0 0 132 599" draw:points="66,599 132,0 0,0">
          <text:p/>
        </draw:polygon>
        <draw:polygon draw:style-name="gr7" draw:layer="layout" svg:width="0.131cm" svg:height="0.598cm" svg:x="1.575cm" svg:y="1.714cm" svg:viewBox="0 0 132 599" draw:points="66,599 132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4" draw:display-name="Dash_4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6:44.531000000</meta:creation-date>
    <meta:editing-duration>PT12S</meta:editing-duration>
    <meta:editing-cycles>2</meta:editing-cycles>
    <meta:generator>LibreOffice/4.3.6.2$Windows_x86 LibreOffice_project/d50a87b2e514536ed401c18000dad4660b6a169e</meta:generator>
    <dc:date>2015-09-28T20:56:56.859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6:44.453000000"/>
  </office:meta>
</office:document-meta>
</file>